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2.2547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2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42" table:style-name="ta1">
        <table:shapes>
          <draw:frame draw:z-index="0" draw:style-name="gr1" draw:text-style-name="P1" svg:width="6.2988in" svg:height="3.5429in" svg:x="1.8177in" svg:y="0.0394in">
            <draw:object draw:notify-on-update-of-ranges="m42.A2:m42.A24 m42.B1:m42.B1 m42.B2:m42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 flowrate</text:p>
          </table:table-cell>
          <table:table-cell office:value-type="string" calcext:value-type="string">
            <text:p>manometer 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189" calcext:value-type="float">
            <text:p>0.189</text:p>
          </table:table-cell>
        </table:table-row>
      </table:table>
      <table:table table:name="m43" table:style-name="ta1">
        <table:shapes>
          <draw:frame draw:z-index="0" draw:style-name="gr1" draw:text-style-name="P1" svg:width="6.2984in" svg:height="3.5453in" svg:x="2.5689in" svg:y="0.6587in">
            <draw:object draw:notify-on-update-of-ranges="m43.A2:m43.A24 m43.B1:m43.B1 m43.B2:m43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 flowrate kg/s</text:p>
          </table:table-cell>
          <table:table-cell office:value-type="string" calcext:value-type="string">
            <text:p>manometer 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1.131" calcext:value-type="float">
            <text:p>1.131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1.158" calcext:value-type="float">
            <text:p>1.158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1.401" calcext:value-type="float">
            <text:p>1.401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.751" calcext:value-type="float">
            <text:p>1.751</text:p>
          </table:table-cell>
        </table:table-row>
      </table:table>
      <table:table table:name="dowtherm A properti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mp in degrees c</text:p>
          </table:table-cell>
        </table:table-row>
        <table:table-row table:style-name="ro1">
          <table:table-cell table:formula="of:=1078-0.85*[.A2]" office:value-type="float" office:value="1061" calcext:value-type="float">
            <text:p>1061</text:p>
          </table:table-cell>
          <table:table-cell office:value-type="string" calcext:value-type="string">
            <text:p>dowtherm a density in kg/m3</text:p>
          </table:table-cell>
        </table:table-row>
      </table:table>
      <table:table table:name="expt_and_digital_twin_plot" table:style-name="ta1">
        <table:shapes>
          <draw:frame draw:z-index="0" draw:style-name="gr1" draw:text-style-name="P1" svg:width="9.3724in" svg:height="6.7827in" svg:x="0.202in" svg:y="3.0118in">
            <draw:object draw:notify-on-update-of-ranges="expt_and_digital_twin_plot.A2:expt_and_digital_twin_plot.A14 expt_and_digital_twin_plot.B1:expt_and_digital_twin_plot.B1 expt_and_digital_twin_plot.B2:expt_and_digital_twin_plot.B14 expt_and_digital_twin_plot.F2:expt_and_digital_twin_plot.F13 expt_and_digital_twin_plot.F2:expt_and_digital_twin_plot.F13 expt_and_digital_twin_plot.A2:expt_and_digital_twin_plot.A14 expt_and_digital_twin_plot.C1:expt_and_digital_twin_plot.C1 expt_and_digital_twin_plot.C2:expt_and_digital_twin_plot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mass flowrate (kg/s)</text:p>
          </table:table-cell>
          <table:table-cell office:value-type="string" calcext:value-type="string">
            <text:p>Experimental Correlation Pressure Loss (Pa)</text:p>
            <text:p>Between M-42 and M-43</text:p>
          </table:table-cell>
          <table:table-cell office:value-type="string" calcext:value-type="string">
            <text:p>CIET Digital Twin Pump</text:p>
            <text:p>Input Pressure (Pa)</text:p>
          </table:table-cell>
          <table:table-cell office:value-type="string" calcext:value-type="string">
            <text:p>approx calcution time (ms)</text:p>
          </table:table-cell>
          <table:table-cell office:value-type="string" calcext:value-type="string">
            <text:p>percentage error</text:p>
          </table:table-cell>
          <table:table-cell office:value-type="string" calcext:value-type="string">
            <text:p>abs error</text:p>
          </table:table-cell>
          <table:table-cell table:number-columns-repeated="2"/>
          <table:table-cell office:value-type="string" calcext:value-type="string">
            <text:p>manometer reading error</text:p>
          </table:table-cell>
          <table:table-cell/>
        </table:table-row>
        <table:table-row table:style-name="ro1">
          <table:table-cell office:value-type="float" office:value="0.177244908026967" calcext:value-type="float">
            <text:p>0.177244908026967</text:p>
          </table:table-cell>
          <table:table-cell office:value-type="float" office:value="15922.6579415608" calcext:value-type="float">
            <text:p>15922.6579415608</text:p>
          </table:table-cell>
          <table:table-cell office:value-type="float" office:value="16000" calcext:value-type="float">
            <text:p>16000</text:p>
          </table:table-cell>
          <table:table-cell office:value-type="float" office:value="65" calcext:value-type="float">
            <text:p>65</text:p>
          </table:table-cell>
          <table:table-cell table:formula="of:=ABS([.B2]-[.C2])/[.B2]*100" office:value-type="float" office:value="0.485735853417569" calcext:value-type="float">
            <text:p>0.485735853417569</text:p>
          </table:table-cell>
          <table:table-cell table:formula="of:=ABS([.C2]-[.B2])" office:value-type="float" office:value="77.3420584392006" calcext:value-type="float">
            <text:p>77.3420584392006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.170310146673547" calcext:value-type="float">
            <text:p>0.170310146673547</text:p>
          </table:table-cell>
          <table:table-cell office:value-type="float" office:value="14923.7703057874" calcext:value-type="float">
            <text:p>14923.7703057874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ABS([.B3]-[.C3])/[.B3]*100" office:value-type="float" office:value="0.510793805122006" calcext:value-type="float">
            <text:p>0.510793805122006</text:p>
          </table:table-cell>
          <table:table-cell table:formula="of:=ABS([.C3]-[.B3])" office:value-type="float" office:value="76.2296942125995" calcext:value-type="float">
            <text:p>76.2296942125995</text:p>
          </table:table-cell>
          <table:table-cell table:number-columns-repeated="2"/>
          <table:table-cell table:formula="of:=0.001*1061*9.81" office:value-type="float" office:value="10.40841" calcext:value-type="float">
            <text:p>10.40841</text:p>
          </table:table-cell>
          <table:table-cell office:value-type="string" calcext:value-type="string">
            <text:p>pascals</text:p>
          </table:table-cell>
        </table:table-row>
        <table:table-row table:style-name="ro1">
          <table:table-cell office:value-type="float" office:value="0.148075495035168" calcext:value-type="float">
            <text:p>0.148075495035168</text:p>
          </table:table-cell>
          <table:table-cell office:value-type="float" office:value="11927.5042165818" calcext:value-type="float">
            <text:p>11927.5042165818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ABS([.B4]-[.C4])/[.B4]*100" office:value-type="float" office:value="0.607803460823059" calcext:value-type="float">
            <text:p>0.607803460823059</text:p>
          </table:table-cell>
          <table:table-cell table:formula="of:=ABS([.C4]-[.B4])" office:value-type="float" office:value="72.4957834182005" calcext:value-type="float">
            <text:p>72.4957834182005</text:p>
          </table:table-cell>
          <table:table-cell table:number-columns-repeated="4"/>
        </table:table-row>
        <table:table-row table:style-name="ro1">
          <table:table-cell office:value-type="float" office:value="0.131771919439456" calcext:value-type="float">
            <text:p>0.131771919439456</text:p>
          </table:table-cell>
          <table:table-cell office:value-type="float" office:value="9930.4690584663" calcext:value-type="float">
            <text:p>9930.4690584663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ABS([.B5]-[.C5])/[.B5]*100" office:value-type="float" office:value="0.700177817627059" calcext:value-type="float">
            <text:p>0.700177817627059</text:p>
          </table:table-cell>
          <table:table-cell table:formula="of:=ABS([.C5]-[.B5])" office:value-type="float" office:value="69.5309415336997" calcext:value-type="float">
            <text:p>69.5309415336997</text:p>
          </table:table-cell>
          <table:table-cell table:number-columns-repeated="4"/>
        </table:table-row>
        <table:table-row table:style-name="ro1">
          <table:table-cell office:value-type="float" office:value="0.113884113553963" calcext:value-type="float">
            <text:p>0.113884113553963</text:p>
          </table:table-cell>
          <table:table-cell office:value-type="float" office:value="7934.04386397747" calcext:value-type="float">
            <text:p>7934.04386397747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ABS([.B6]-[.C6])/[.B6]*100" office:value-type="float" office:value="0.831305411884437" calcext:value-type="float">
            <text:p>0.831305411884437</text:p>
          </table:table-cell>
          <table:table-cell table:formula="of:=ABS([.C6]-[.B6])" office:value-type="float" office:value="65.9561360225298" calcext:value-type="float">
            <text:p>65.9561360225298</text:p>
          </table:table-cell>
          <table:table-cell table:number-columns-repeated="4"/>
        </table:table-row>
        <table:table-row table:style-name="ro1">
          <table:table-cell office:value-type="float" office:value="0.0938364744862152" calcext:value-type="float">
            <text:p>0.0938364744862152</text:p>
          </table:table-cell>
          <table:table-cell office:value-type="float" office:value="5938.62130735176" calcext:value-type="float">
            <text:p>5938.62130735176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ABS([.B7]-[.C7])/[.B7]*100" office:value-type="float" office:value="1.0335512145261" calcext:value-type="float">
            <text:p>1.0335512145261</text:p>
          </table:table-cell>
          <table:table-cell table:formula="of:=ABS([.C7]-[.B7])" office:value-type="float" office:value="61.3786926482399" calcext:value-type="float">
            <text:p>61.3786926482399</text:p>
          </table:table-cell>
          <table:table-cell table:number-columns-repeated="4"/>
        </table:table-row>
        <table:table-row table:style-name="ro1">
          <table:table-cell office:value-type="float" office:value="0.0705892376540478" calcext:value-type="float">
            <text:p>0.0705892376540478</text:p>
          </table:table-cell>
          <table:table-cell office:value-type="float" office:value="3945.07506990392" calcext:value-type="float">
            <text:p>3945.07506990392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ABS([.B8]-[.C8])/[.B8]*100" office:value-type="float" office:value="1.39224042946837" calcext:value-type="float">
            <text:p>1.39224042946837</text:p>
          </table:table-cell>
          <table:table-cell table:formula="of:=ABS([.C8]-[.B8])" office:value-type="float" office:value="54.9249300960801" calcext:value-type="float">
            <text:p>54.9249300960801</text:p>
          </table:table-cell>
          <table:table-cell table:number-columns-repeated="4"/>
        </table:table-row>
        <table:table-row table:style-name="ro1">
          <table:table-cell office:value-type="float" office:value="0.0418492074075506" calcext:value-type="float">
            <text:p>0.0418492074075506</text:p>
          </table:table-cell>
          <table:table-cell office:value-type="float" office:value="1956.04747077116" calcext:value-type="float">
            <text:p>1956.04747077116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ABS([.B9]-[.C9])/[.B9]*100" office:value-type="float" office:value="2.24700728819796" calcext:value-type="float">
            <text:p>2.24700728819796</text:p>
          </table:table-cell>
          <table:table-cell table:formula="of:=ABS([.C9]-[.B9])" office:value-type="float" office:value="43.9525292288399" calcext:value-type="float">
            <text:p>43.9525292288399</text:p>
          </table:table-cell>
          <table:table-cell table:number-columns-repeated="4"/>
        </table:table-row>
        <table:table-row table:style-name="ro1">
          <table:table-cell office:value-type="float" office:value="0.0236095627792779" calcext:value-type="float">
            <text:p>0.0236095627792779</text:p>
          </table:table-cell>
          <table:table-cell office:value-type="float" office:value="966.458456749645" calcext:value-type="float">
            <text:p>966.458456749645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ABS([.B10]-[.C10])/[.B10]*100" office:value-type="float" office:value="3.47056234193041" calcext:value-type="float">
            <text:p>3.47056234193041</text:p>
          </table:table-cell>
          <table:table-cell table:formula="of:=ABS([.C10]-[.B10])" office:value-type="float" office:value="33.541543250355" calcext:value-type="float">
            <text:p>33.541543250355</text:p>
          </table:table-cell>
          <table:table-cell table:number-columns-repeated="4"/>
        </table:table-row>
        <table:table-row table:style-name="ro1">
          <table:table-cell office:value-type="float" office:value="0.0126957728502732" calcext:value-type="float">
            <text:p>0.0126957728502732</text:p>
          </table:table-cell>
          <table:table-cell office:value-type="float" office:value="475.601336467119" calcext:value-type="float">
            <text:p>475.601336467119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ABS([.B11]-[.C11])/[.B11]*100" office:value-type="float" office:value="5.13006622607921" calcext:value-type="float">
            <text:p>5.13006622607921</text:p>
          </table:table-cell>
          <table:table-cell table:formula="of:=ABS([.C11]-[.B11])" office:value-type="float" office:value="24.398663532881" calcext:value-type="float">
            <text:p>24.398663532881</text:p>
          </table:table-cell>
          <table:table-cell table:number-columns-repeated="4"/>
        </table:table-row>
        <table:table-row table:style-name="ro1">
          <table:table-cell office:value-type="float" office:value="0.00526997203716271" calcext:value-type="float">
            <text:p>0.00526997203716271</text:p>
          </table:table-cell>
          <table:table-cell office:value-type="float" office:value="184.96496939254" calcext:value-type="float">
            <text:p>184.9649693925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ABS([.B12]-[.C12])/[.B12]*100" office:value-type="float" office:value="8.12858275642024" calcext:value-type="float">
            <text:p>8.12858275642024</text:p>
          </table:table-cell>
          <table:table-cell table:formula="of:=ABS([.C12]-[.B12])" office:value-type="float" office:value="15.03503060746" calcext:value-type="float">
            <text:p>15.03503060746</text:p>
          </table:table-cell>
          <table:table-cell table:number-columns-repeated="4"/>
        </table:table-row>
        <table:table-row table:style-name="ro1">
          <table:table-cell office:value-type="float" office:value="0.00262589191414334" calcext:value-type="float">
            <text:p>0.00262589191414334</text:p>
          </table:table-cell>
          <table:table-cell office:value-type="float" office:value="89.9534554362619" calcext:value-type="float">
            <text:p>89.953455436261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BS([.B13]-[.C13])/[.B13]*100" office:value-type="float" office:value="11.1686032682277" calcext:value-type="float">
            <text:p>11.1686032682277</text:p>
          </table:table-cell>
          <table:table-cell table:formula="of:=ABS([.C13]-[.B13])" office:value-type="float" office:value="10.0465445637381" calcext:value-type="float">
            <text:p>10.046544563738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0.0418492102973361" calcext:value-type="float">
            <text:p>-0.0418492102973361</text:p>
          </table:table-cell>
          <table:table-cell office:value-type="string" calcext:value-type="string">
            <text:p>out of range</text:p>
          </table:table-cell>
          <table:table-cell office:value-type="float" office:value="-2000" calcext:value-type="float">
            <text:p>-2000</text:p>
          </table:table-cell>
          <table:table-cell table:number-columns-repeated="7"/>
        </table:table-row>
        <table:table-row table:style-name="ro1">
          <table:table-cell office:value-type="float" office:value="-0.131771920928293" calcext:value-type="float">
            <text:p>-0.131771920928293</text:p>
          </table:table-cell>
          <table:table-cell office:value-type="string" calcext:value-type="string">
            <text:p>out of range</text:p>
          </table:table-cell>
          <table:table-cell office:value-type="float" office:value="-10000" calcext:value-type="float">
            <text:p>-10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0.001*9.81*1061" office:value-type="float" office:value="10.40841" calcext:value-type="float">
            <text:p>10.40841</text:p>
          </table:table-cell>
          <table:table-cell/>
        </table:table-row>
        <table:table-row table:style-name="ro1" table:number-rows-repeated="41">
          <table:table-cell table:number-columns-repeated="10"/>
        </table:table-row>
        <table:table-row table:style-name="ro1">
          <table:table-cell office:value-type="string" calcext:value-type="string">
            <text:p>calc time (max approx)</text:p>
          </table:table-cell>
          <table:table-cell office:value-type="string" calcext:value-type="string">
            <text:p>CPU model (neofetch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5 milleseconds</text:p>
          </table:table-cell>
          <table:table-cell office:value-type="string" calcext:value-type="string">
            <text:p>AMD Ryzen 5 3500U with Radeon Vega Mobile Gfx (8) @ 2.100GH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.3 milleseconds</text:p>
          </table:table-cell>
          <table:table-cell office:value-type="string" calcext:value-type="string">
            <text:p>Intel i7-10875H (16) @ 5.100GHz</text:p>
          </table:table-cell>
          <table:table-cell table:number-columns-repeated="8"/>
        </table:table-row>
      </table:table>
      <table:table table:name="DRACS_fwd_and_backward_flow_digital_twin_plot" table:style-name="ta1">
        <table:shapes>
          <draw:frame draw:z-index="0" draw:style-name="gr1" draw:text-style-name="P1" svg:width="8.8268in" svg:height="6.489in" svg:x="0.3098in" svg:y="2.9374in">
            <draw:object draw:notify-on-update-of-ranges="DRACS_fwd_and_backward_flow_digital_twin_plot.A2:DRACS_fwd_and_backward_flow_digital_twin_plot.A13 DRACS_fwd_and_backward_flow_digital_twin_plot.A1:DRACS_fwd_and_backward_flow_digital_twin_plot.A1 DRACS_fwd_and_backward_flow_digital_twin_plot.B2:DRACS_fwd_and_backward_flow_digital_twin_plot.B13 DRACS_fwd_and_backward_flow_digital_twin_plot.C2:DRACS_fwd_and_backward_flow_digital_twin_plot.C13 DRACS_fwd_and_backward_flow_digital_twin_plot.C1:DRACS_fwd_and_backward_flow_digital_twin_plot.C1 DRACS_fwd_and_backward_flow_digital_twin_plot.D2:DRACS_fwd_and_backward_flow_digital_twin_plot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Reverse Flow </text:p>
          </table:table-cell>
          <table:table-cell office:value-type="string" calcext:value-type="string">
            <text:p>CIET Digital Twin Pump</text:p>
            <text:p>Input Pressure (Pa)</text:p>
          </table:table-cell>
          <table:table-cell office:value-type="string" calcext:value-type="string">
            <text:p>Forward Flow </text:p>
          </table:table-cell>
          <table:table-cell office:value-type="string" calcext:value-type="string">
            <text:p>CIET Digital Twin Pump</text:p>
            <text:p>Input Pressure (Pa)</text:p>
          </table:table-cell>
          <table:table-cell office:value-type="string" calcext:value-type="string">
            <text:p>approx calcution time (ms)</text:p>
          </table:table-cell>
          <table:table-cell/>
          <table:table-cell office:value-type="string" calcext:value-type="string">
            <text:p>manometer reading error</text:p>
          </table:table-cell>
          <table:table-cell/>
        </table:table-row>
        <table:table-row table:style-name="ro1">
          <table:table-cell office:value-type="float" office:value="0.206961550580922" calcext:value-type="float">
            <text:p>0.206961550580922</text:p>
          </table:table-cell>
          <table:table-cell office:value-type="float" office:value="16000" calcext:value-type="float">
            <text:p>16000</text:p>
          </table:table-cell>
          <table:table-cell office:value-type="float" office:value="0.177244908026967" calcext:value-type="float">
            <text:p>0.177244908026967</text:p>
          </table:table-cell>
          <table:table-cell office:value-type="float" office:value="16000" calcext:value-type="float">
            <text:p>1600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.199354913891505" calcext:value-type="float">
            <text:p>0.199354913891505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0310146673547" calcext:value-type="float">
            <text:p>0.17031014667354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0.001*1061*9.81" office:value-type="float" office:value="10.40841" calcext:value-type="float">
            <text:p>10.40841</text:p>
          </table:table-cell>
          <table:table-cell office:value-type="string" calcext:value-type="string">
            <text:p>pascals</text:p>
          </table:table-cell>
        </table:table-row>
        <table:table-row table:style-name="ro1">
          <table:table-cell office:value-type="float" office:value="0.174915712472441" calcext:value-type="float">
            <text:p>0.174915712472441</text:p>
          </table:table-cell>
          <table:table-cell office:value-type="float" office:value="12000" calcext:value-type="float">
            <text:p>12000</text:p>
          </table:table-cell>
          <table:table-cell office:value-type="float" office:value="0.148075495035168" calcext:value-type="float">
            <text:p>0.148075495035168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">
          <table:table-cell office:value-type="float" office:value="0.156933623355904" calcext:value-type="float">
            <text:p>0.1569336233559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771919439456" calcext:value-type="float">
            <text:p>0.131771919439456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0.137120496808642" calcext:value-type="float">
            <text:p>0.137120496808642</text:p>
          </table:table-cell>
          <table:table-cell office:value-type="float" office:value="8000" calcext:value-type="float">
            <text:p>8000</text:p>
          </table:table-cell>
          <table:table-cell office:value-type="float" office:value="0.113884113553963" calcext:value-type="float">
            <text:p>0.113884113553963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0.114766369055799" calcext:value-type="float">
            <text:p>0.114766369055799</text:p>
          </table:table-cell>
          <table:table-cell office:value-type="float" office:value="6000" calcext:value-type="float">
            <text:p>6000</text:p>
          </table:table-cell>
          <table:table-cell office:value-type="float" office:value="0.0938364744862152" calcext:value-type="float">
            <text:p>0.0938364744862152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0.0885319208545851" calcext:value-type="float">
            <text:p>0.0885319208545851</text:p>
          </table:table-cell>
          <table:table-cell office:value-type="float" office:value="4000" calcext:value-type="float">
            <text:p>4000</text:p>
          </table:table-cell>
          <table:table-cell office:value-type="float" office:value="0.0705892376540478" calcext:value-type="float">
            <text:p>0.0705892376540478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0.0551926578716537" calcext:value-type="float">
            <text:p>0.0551926578716537</text:p>
          </table:table-cell>
          <table:table-cell office:value-type="float" office:value="2000" calcext:value-type="float">
            <text:p>2000</text:p>
          </table:table-cell>
          <table:table-cell office:value-type="float" office:value="0.0418492074075506" calcext:value-type="float">
            <text:p>0.0418492074075506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0.0328739986051218" calcext:value-type="float">
            <text:p>0.0328739986051218</text:p>
          </table:table-cell>
          <table:table-cell office:value-type="float" office:value="1000" calcext:value-type="float">
            <text:p>1000</text:p>
          </table:table-cell>
          <table:table-cell office:value-type="float" office:value="0.0236095627792779" calcext:value-type="float">
            <text:p>0.0236095627792779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0.0185366490350752" calcext:value-type="float">
            <text:p>0.0185366490350752</text:p>
          </table:table-cell>
          <table:table-cell office:value-type="float" office:value="500" calcext:value-type="float">
            <text:p>500</text:p>
          </table:table-cell>
          <table:table-cell office:value-type="float" office:value="0.0126957728502732" calcext:value-type="float">
            <text:p>0.0126957728502732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0.00795897780485856" calcext:value-type="float">
            <text:p>0.00795897780485856</text:p>
          </table:table-cell>
          <table:table-cell office:value-type="float" office:value="200" calcext:value-type="float">
            <text:p>200</text:p>
          </table:table-cell>
          <table:table-cell office:value-type="float" office:value="0.00526997203716271" calcext:value-type="float">
            <text:p>0.0052699720371627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0.00396212901289959" calcext:value-type="float">
            <text:p>0.00396212901289959</text:p>
          </table:table-cell>
          <table:table-cell office:value-type="float" office:value="100" calcext:value-type="float">
            <text:p>100</text:p>
          </table:table-cell>
          <table:table-cell office:value-type="float" office:value="0.00262589191414334" calcext:value-type="float">
            <text:p>0.0026258919141433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formula="of:=0.001*9.81*1061" office:value-type="float" office:value="10.40841" calcext:value-type="float">
            <text:p>10.40841</text:p>
          </table:table-cell>
          <table:table-cell/>
        </table:table-row>
        <table:table-row table:style-name="ro1" table:number-rows-repeated="39">
          <table:table-cell table:number-columns-repeated="8"/>
        </table:table-row>
        <table:table-row table:style-name="ro1">
          <table:table-cell office:value-type="string" calcext:value-type="string">
            <text:p>CPU model (neofetc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D Ryzen 5 3500U with Radeon Vega Mobile Gfx (8) @ 2.100GHz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igh Loss Coefficeint for Check Valve in Reverse F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w Configuration</text:p>
          </table:table-cell>
          <table:table-cell office:value-type="string" calcext:value-type="string">
            <text:p>calc time (max appro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65 milleseco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verse Flow </text:p>
          </table:table-cell>
          <table:table-cell office:value-type="string" calcext:value-type="string">
            <text:p>120 millesecond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1T11:56:55.998905221</meta:creation-date>
    <dc:date>2022-10-16T09:54:11.278000000</dc:date>
    <meta:editing-duration>PT12H51M55S</meta:editing-duration>
    <meta:editing-cycles>36</meta:editing-cycles>
    <meta:generator>LibreOffice/7.4.1.2$Windows_X86_64 LibreOffice_project/3c58a8f3a960df8bc8fd77b461821e42c061c5f0</meta:generator>
    <meta:document-statistic meta:table-count="5" meta:cell-count="258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1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893cm" svg:y="3.952cm" style:legend-expansion="high" chart:style-name="ch2"/>
        <chart:plot-area chart:style-name="ch3" table:cell-range-address="m42.A2:m42.B24 m42.B1:m42.B1" chart:data-source-has-labels="row" svg:x="0.32cm" svg:y="0.18cm" svg:width="9.253cm" svg:height="8.64cm">
          <chart:coordinate-region svg:x="1.047cm" svg:y="0.38cm" svg:width="8.28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42.B2:m42.B24" chart:label-cell-address="m42.B1:m42.B1" chart:class="chart:scatter">
            <chart:domain table:cell-range-address="m42.A2:m42.A24"/>
            <chart:regression-curve chart:style-name="ch8">
              <chart:equation chart:display-equation="true" chart:display-r-square="false" svg:x="0.167cm" svg:y="6.443cm"/>
            </chart:regression-curve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nometer height</text:p>
                <draw:g>
                  <svg:desc>m42.B1:m4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42.A2:m42.A24</svg:desc>
                </draw:g>
              </table:table-cell>
              <table:table-cell office:value-type="float" office:value="1.01">
                <text:p>1.01</text:p>
                <draw:g>
                  <svg:desc>m42.B2:m4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">
                <text:p>0.011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">
                <text:p>0.017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">
                <text:p>0.031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8">
                <text:p>0.038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">
                <text:p>0.04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">
                <text:p>0.05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2">
                <text:p>0.062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1">
                <text:p>0.071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9">
                <text:p>0.07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">
                <text:p>0.088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7">
                <text:p>0.097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">
                <text:p>0.106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">
                <text:p>0.115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4">
                <text:p>0.124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3">
                <text:p>0.13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3">
                <text:p>0.143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2">
                <text:p>0.152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1">
                <text:p>0.16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">
                <text:p>0.17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">
                <text:p>0.18</text:p>
              </table:table-cell>
              <table:table-cell office:value-type="float" office:value="0.189">
                <text:p>0.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1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9.892cm" svg:y="3.955cm" style:legend-expansion="high" chart:style-name="ch2"/>
        <chart:plot-area chart:style-name="ch3" table:cell-range-address="m43.A2:m43.B24 m43.B1:m43.B1" chart:data-source-has-labels="row" svg:x="0.319cm" svg:y="0.18cm" svg:width="9.254cm" svg:height="8.646cm">
          <chart:coordinate-region svg:x="1.046cm" svg:y="0.379cm" svg:width="8.28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43.B2:m43.B24" chart:label-cell-address="m43.B1:m43.B1" chart:class="chart:scatter">
            <chart:domain table:cell-range-address="m43.A2:m43.A24"/>
            <chart:regression-curve chart:style-name="ch8">
              <chart:equation chart:display-equation="true" chart:display-r-square="false" svg:x="0.937cm" svg:y="5.037cm"/>
            </chart:regression-curve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nometer height</text:p>
                <draw:g>
                  <svg:desc>m43.B1:m4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43.A2:m43.A24</svg:desc>
                </draw:g>
              </table:table-cell>
              <table:table-cell office:value-type="float" office:value="1.01">
                <text:p>1.01</text:p>
                <draw:g>
                  <svg:desc>m43.B2:m43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">
                <text:p>0.011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">
                <text:p>0.017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">
                <text:p>0.031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8">
                <text:p>0.038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">
                <text:p>0.046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">
                <text:p>0.054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">
                <text:p>0.063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1">
                <text:p>0.071</text:p>
              </table:table-cell>
              <table:table-cell office:value-type="float" office:value="1.219">
                <text:p>1.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">
                <text:p>0.088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7">
                <text:p>0.09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">
                <text:p>0.10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5">
                <text:p>0.115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4">
                <text:p>0.124</text:p>
              </table:table-cell>
              <table:table-cell office:value-type="float" office:value="1.441">
                <text:p>1.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3">
                <text:p>0.133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3">
                <text:p>0.143</text:p>
              </table:table-cell>
              <table:table-cell office:value-type="float" office:value="1.535">
                <text:p>1.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2">
                <text:p>0.152</text:p>
              </table:table-cell>
              <table:table-cell office:value-type="float" office:value="1.589">
                <text:p>1.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1">
                <text:p>0.161</text:p>
              </table:table-cell>
              <table:table-cell office:value-type="float" office:value="1.643">
                <text:p>1.6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">
                <text:p>0.17</text:p>
              </table:table-cell>
              <table:table-cell office:value-type="float" office:value="1.697">
                <text:p>1.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">
                <text:p>0.18</text:p>
              </table:table-cell>
              <table:table-cell office:value-type="float" office:value="1.751">
                <text:p>1.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 chart:error-category="cell-range" chart:error-upper-range="expt_and_digital_twin_plot.F2:expt_and_digital_twin_plot.F13" chart:error-lower-range="expt_and_digital_twin_plot.F2:expt_and_digital_twin_plot.F13"/>
      <style:graphic-properties svg:stroke-color="#111111" draw:fill-color="#111111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expt_and_digital_twin_plot.F2:expt_and_digital_twin_plot.F13" chart:error-lower-range="expt_and_digital_twin_plot.F2:expt_and_digital_twin_plot.F1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automatic" chart:symbol-width="0.55cm" chart:symbol-height="0.5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07cm" svg:height="17.229cm" xlink:href=".." xlink:type="simple" chart:class="chart:scatter" chart:style-name="ch1">
        <chart:title svg:x="7.322cm" svg:y="0.48cm" chart:style-name="ch2">
          <text:p>Pump Pressure (Pa) vs Mass Flowrate (kg/s)</text:p>
        </chart:title>
        <chart:subtitle svg:x="5.562cm" svg:y="1.603cm" chart:style-name="ch3">
          <text:p>Digital Twin vs Experimental Data for Isothermal Pressure Loss Scenario
(Heater and CTAH Branch Only)</text:p>
        </chart:subtitle>
        <chart:legend chart:legend-position="bottom" svg:x="5.517cm" svg:y="16.233cm" style:legend-expansion="wide" chart:style-name="ch4"/>
        <chart:plot-area chart:style-name="ch5" table:cell-range-address="expt_and_digital_twin_plot.A2:expt_and_digital_twin_plot.C14 expt_and_digital_twin_plot.B1:expt_and_digital_twin_plot.C1" chart:data-source-has-labels="row" svg:x="1.487cm" svg:y="3.08cm" svg:width="21.844cm" svg:height="11.644cm">
          <chart:coordinate-region svg:x="2.664cm" svg:y="3.28cm" svg:width="20.427cm" svg:height="10.797cm"/>
          <chart:axis chart:dimension="x" chart:name="primary-x" chart:style-name="ch6">
            <chart:title svg:x="10.87cm" svg:y="15.068cm" chart:style-name="ch7">
              <text:p>Mass Flowrate (kg/s)</text:p>
            </chart:title>
          </chart:axis>
          <chart:axis chart:dimension="y" chart:name="primary-y" chart:style-name="ch8">
            <chart:title svg:x="0.451cm" svg:y="10.414cm" chart:style-name="ch9">
              <text:p>Pump Pressure (Pa)</text:p>
            </chart:title>
          </chart:axis>
          <chart:series chart:style-name="ch10" chart:values-cell-range-address="expt_and_digital_twin_plot.B2:expt_and_digital_twin_plot.B14" chart:label-cell-address="expt_and_digital_twin_plot.B1:expt_and_digital_twin_plot.B1" chart:class="chart:scatter">
            <chart:domain table:cell-range-address="expt_and_digital_twin_plot.A2:expt_and_digital_twin_plot.A14"/>
            <chart:error-indicator chart:style-name="ch11" chart:dimension="y"/>
            <chart:data-point chart:repeated="13"/>
          </chart:series>
          <chart:series chart:style-name="ch12" chart:values-cell-range-address="expt_and_digital_twin_plot.C2:expt_and_digital_twin_plot.C14" chart:label-cell-address="expt_and_digital_twin_plot.C1:expt_and_digital_twin_plot.C1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erimental Correlation Pressure Loss (Pa)
Between M-42 and M-43</text:p>
                <draw:g>
                  <svg:desc>expt_and_digital_twin_plot.B1:expt_and_digital_twin_plot.B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IET Digital Twin Pump
Input Pressure (Pa)</text:p>
                <draw:g>
                  <svg:desc>expt_and_digital_twin_plot.C1:expt_and_digital_twin_plo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7244908026967">
                <text:p>0.177244908026967</text:p>
                <draw:g>
                  <svg:desc>expt_and_digital_twin_plot.A2:expt_and_digital_twin_plot.A14</svg:desc>
                </draw:g>
              </table:table-cell>
              <table:table-cell office:value-type="float" office:value="15922.6579415608">
                <text:p>15922.6579415608</text:p>
                <draw:g>
                  <svg:desc>expt_and_digital_twin_plot.B2:expt_and_digital_twin_plot.B14</svg:desc>
                </draw:g>
              </table:table-cell>
              <table:table-cell office:value-type="float" office:value="77.3420584392006">
                <text:p>77.3420584392006</text:p>
                <draw:g>
                  <svg:desc>expt_and_digital_twin_plot.F2:expt_and_digital_twin_plot.F13</svg:desc>
                </draw:g>
              </table:table-cell>
              <table:table-cell office:value-type="float" office:value="77.3420584392006">
                <text:p>77.3420584392006</text:p>
                <draw:g>
                  <svg:desc>expt_and_digital_twin_plot.F2:expt_and_digital_twin_plot.F13</svg:desc>
                </draw:g>
              </table:table-cell>
              <table:table-cell office:value-type="float" office:value="16000">
                <text:p>16000</text:p>
                <draw:g>
                  <svg:desc>expt_and_digital_twin_plot.C2:expt_and_digital_twin_plot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0310146673547">
                <text:p>0.170310146673547</text:p>
              </table:table-cell>
              <table:table-cell office:value-type="float" office:value="14923.7703057874">
                <text:p>14923.7703057874</text:p>
              </table:table-cell>
              <table:table-cell office:value-type="float" office:value="76.2296942125995">
                <text:p>76.2296942125995</text:p>
              </table:table-cell>
              <table:table-cell office:value-type="float" office:value="76.2296942125995">
                <text:p>76.229694212599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8075495035168">
                <text:p>0.148075495035168</text:p>
              </table:table-cell>
              <table:table-cell office:value-type="float" office:value="11927.5042165818">
                <text:p>11927.5042165818</text:p>
              </table:table-cell>
              <table:table-cell office:value-type="float" office:value="72.4957834182005">
                <text:p>72.4957834182005</text:p>
              </table:table-cell>
              <table:table-cell office:value-type="float" office:value="72.4957834182005">
                <text:p>72.4957834182005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1771919439456">
                <text:p>0.131771919439456</text:p>
              </table:table-cell>
              <table:table-cell office:value-type="float" office:value="9930.4690584663">
                <text:p>9930.4690584663</text:p>
              </table:table-cell>
              <table:table-cell office:value-type="float" office:value="69.5309415336997">
                <text:p>69.5309415336997</text:p>
              </table:table-cell>
              <table:table-cell office:value-type="float" office:value="69.5309415336997">
                <text:p>69.5309415336997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884113553963">
                <text:p>0.113884113553963</text:p>
              </table:table-cell>
              <table:table-cell office:value-type="float" office:value="7934.04386397747">
                <text:p>7934.04386397747</text:p>
              </table:table-cell>
              <table:table-cell office:value-type="float" office:value="65.9561360225298">
                <text:p>65.9561360225298</text:p>
              </table:table-cell>
              <table:table-cell office:value-type="float" office:value="65.9561360225298">
                <text:p>65.956136022529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38364744862152">
                <text:p>0.0938364744862152</text:p>
              </table:table-cell>
              <table:table-cell office:value-type="float" office:value="5938.62130735176">
                <text:p>5938.62130735176</text:p>
              </table:table-cell>
              <table:table-cell office:value-type="float" office:value="61.3786926482399">
                <text:p>61.3786926482399</text:p>
              </table:table-cell>
              <table:table-cell office:value-type="float" office:value="61.3786926482399">
                <text:p>61.3786926482399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5892376540478">
                <text:p>0.0705892376540478</text:p>
              </table:table-cell>
              <table:table-cell office:value-type="float" office:value="3945.07506990392">
                <text:p>3945.07506990392</text:p>
              </table:table-cell>
              <table:table-cell office:value-type="float" office:value="54.9249300960801">
                <text:p>54.9249300960801</text:p>
              </table:table-cell>
              <table:table-cell office:value-type="float" office:value="54.9249300960801">
                <text:p>54.92493009608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8492074075506">
                <text:p>0.0418492074075506</text:p>
              </table:table-cell>
              <table:table-cell office:value-type="float" office:value="1956.04747077116">
                <text:p>1956.04747077116</text:p>
              </table:table-cell>
              <table:table-cell office:value-type="float" office:value="43.9525292288399">
                <text:p>43.9525292288399</text:p>
              </table:table-cell>
              <table:table-cell office:value-type="float" office:value="43.9525292288399">
                <text:p>43.95252922883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36095627792779">
                <text:p>0.0236095627792779</text:p>
              </table:table-cell>
              <table:table-cell office:value-type="float" office:value="966.458456749645">
                <text:p>966.458456749645</text:p>
              </table:table-cell>
              <table:table-cell office:value-type="float" office:value="33.541543250355">
                <text:p>33.541543250355</text:p>
              </table:table-cell>
              <table:table-cell office:value-type="float" office:value="33.541543250355">
                <text:p>33.5415432503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6957728502732">
                <text:p>0.0126957728502732</text:p>
              </table:table-cell>
              <table:table-cell office:value-type="float" office:value="475.601336467119">
                <text:p>475.601336467119</text:p>
              </table:table-cell>
              <table:table-cell office:value-type="float" office:value="24.398663532881">
                <text:p>24.398663532881</text:p>
              </table:table-cell>
              <table:table-cell office:value-type="float" office:value="24.398663532881">
                <text:p>24.39866353288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26997203716271">
                <text:p>0.00526997203716271</text:p>
              </table:table-cell>
              <table:table-cell office:value-type="float" office:value="184.96496939254">
                <text:p>184.96496939254</text:p>
              </table:table-cell>
              <table:table-cell office:value-type="float" office:value="15.03503060746">
                <text:p>15.03503060746</text:p>
              </table:table-cell>
              <table:table-cell office:value-type="float" office:value="15.03503060746">
                <text:p>15.035030607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62589191414334">
                <text:p>0.00262589191414334</text:p>
              </table:table-cell>
              <table:table-cell office:value-type="float" office:value="89.9534554362619">
                <text:p>89.9534554362619</text:p>
              </table:table-cell>
              <table:table-cell office:value-type="float" office:value="10.0465445637381">
                <text:p>10.0465445637381</text:p>
              </table:table-cell>
              <table:table-cell office:value-type="float" office:value="10.0465445637381">
                <text:p>10.0465445637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automatic" chart:symbol-width="0.25cm" chart:symbol-height="0.25cm" chart:link-data-style-to-source="true" chart:error-upper-range="expt_and_digital_twin_plot.F2:expt_and_digital_twin_plot.F13" chart:error-lower-range="expt_and_digital_twin_plot.F2:expt_and_digital_twin_plot.F13"/>
      <style:graphic-properties draw:stroke="dash" draw:stroke-dash="Dot" svg:stroke-color="#111111" draw:fill-color="#11111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55cm" chart:symbol-height="0.55cm" chart:link-data-style-to-source="true"/>
      <style:graphic-properties draw:stroke="dash" draw:stroke-dash="Long_20_Dot" svg:stroke-width="0.08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21cm" svg:height="16.483cm" xlink:href=".." xlink:type="simple" chart:class="chart:scatter" chart:style-name="ch1">
        <chart:title svg:x="6.629cm" svg:y="0.465cm" chart:style-name="ch2">
          <text:p>Pump Pressure (Pa) vs Mass Flowrate (kg/s)</text:p>
        </chart:title>
        <chart:subtitle svg:x="5.57cm" svg:y="1.573cm" chart:style-name="ch3">
          <text:p>Digital Twin Simulated Forward Flow vs Reverse Flow Scenarios</text:p>
        </chart:subtitle>
        <chart:legend chart:legend-position="bottom" svg:x="7.106cm" svg:y="15.884cm" style:legend-expansion="wide" chart:style-name="ch4"/>
        <chart:plot-area chart:style-name="ch5" table:cell-range-address="DRACS_fwd_and_backward_flow_digital_twin_plot.A1:DRACS_fwd_and_backward_flow_digital_twin_plot.A13 DRACS_fwd_and_backward_flow_digital_twin_plot.B2:DRACS_fwd_and_backward_flow_digital_twin_plot.B13 DRACS_fwd_and_backward_flow_digital_twin_plot.C1:DRACS_fwd_and_backward_flow_digital_twin_plot.C1 DRACS_fwd_and_backward_flow_digital_twin_plot.D2:DRACS_fwd_and_backward_flow_digital_twin_plot.D13" chart:data-source-has-labels="row" svg:x="1.459cm" svg:y="2.585cm" svg:width="20.514cm" svg:height="11.805cm">
          <chart:coordinate-region svg:x="2.636cm" svg:y="2.785cm" svg:width="19.005cm" svg:height="10.958cm"/>
          <chart:axis chart:dimension="x" chart:name="primary-x" chart:style-name="ch6">
            <chart:title svg:x="10.177cm" svg:y="14.719cm" chart:style-name="ch7">
              <text:p>Mass Flowrate (kg/s)</text:p>
            </chart:title>
          </chart:axis>
          <chart:axis chart:dimension="y" chart:name="primary-y" chart:style-name="ch8">
            <chart:title svg:x="0.451cm" svg:y="9.999cm" chart:style-name="ch9">
              <text:p>Pump Pressure (Pa)</text:p>
            </chart:title>
          </chart:axis>
          <chart:series chart:style-name="ch10" chart:values-cell-range-address="DRACS_fwd_and_backward_flow_digital_twin_plot.B2:DRACS_fwd_and_backward_flow_digital_twin_plot.B13" chart:label-cell-address="DRACS_fwd_and_backward_flow_digital_twin_plot.A1:DRACS_fwd_and_backward_flow_digital_twin_plot.A1" chart:class="chart:scatter">
            <chart:domain table:cell-range-address="DRACS_fwd_and_backward_flow_digital_twin_plot.A2:DRACS_fwd_and_backward_flow_digital_twin_plot.A13"/>
            <chart:data-point chart:repeated="12"/>
          </chart:series>
          <chart:series chart:style-name="ch11" chart:values-cell-range-address="DRACS_fwd_and_backward_flow_digital_twin_plot.D2:DRACS_fwd_and_backward_flow_digital_twin_plot.D13" chart:label-cell-address="DRACS_fwd_and_backward_flow_digital_twin_plot.C1:DRACS_fwd_and_backward_flow_digital_twin_plot.C1" chart:class="chart:scatter">
            <chart:domain table:cell-range-address="DRACS_fwd_and_backward_flow_digital_twin_plot.C2:DRACS_fwd_and_backward_flow_digital_twin_plot.C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verse Flow </text:p>
                <draw:g>
                  <svg:desc>DRACS_fwd_and_backward_flow_digital_twin_plot.A1:DRACS_fwd_and_backward_flow_digital_twin_plot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orward Flow </text:p>
                <draw:g>
                  <svg:desc>DRACS_fwd_and_backward_flow_digital_twin_plot.C1:DRACS_fwd_and_backward_flow_digital_twin_plo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6961550580922">
                <text:p>0.206961550580922</text:p>
                <draw:g>
                  <svg:desc>DRACS_fwd_and_backward_flow_digital_twin_plot.A2:DRACS_fwd_and_backward_flow_digital_twin_plot.A13</svg:desc>
                </draw:g>
              </table:table-cell>
              <table:table-cell office:value-type="float" office:value="16000">
                <text:p>16000</text:p>
                <draw:g>
                  <svg:desc>DRACS_fwd_and_backward_flow_digital_twin_plot.B2:DRACS_fwd_and_backward_flow_digital_twin_plot.B13</svg:desc>
                </draw:g>
              </table:table-cell>
              <table:table-cell office:value-type="float" office:value="0.177244908026967">
                <text:p>0.177244908026967</text:p>
                <draw:g>
                  <svg:desc>DRACS_fwd_and_backward_flow_digital_twin_plot.C2:DRACS_fwd_and_backward_flow_digital_twin_plot.C13</svg:desc>
                </draw:g>
              </table:table-cell>
              <table:table-cell office:value-type="float" office:value="16000">
                <text:p>16000</text:p>
                <draw:g>
                  <svg:desc>DRACS_fwd_and_backward_flow_digital_twin_plot.D2:DRACS_fwd_and_backward_flow_digital_twin_plot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9354913891505">
                <text:p>0.199354913891505</text:p>
              </table:table-cell>
              <table:table-cell office:value-type="float" office:value="15000">
                <text:p>15000</text:p>
              </table:table-cell>
              <table:table-cell office:value-type="float" office:value="0.170310146673547">
                <text:p>0.170310146673547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915712472441">
                <text:p>0.174915712472441</text:p>
              </table:table-cell>
              <table:table-cell office:value-type="float" office:value="12000">
                <text:p>12000</text:p>
              </table:table-cell>
              <table:table-cell office:value-type="float" office:value="0.148075495035168">
                <text:p>0.148075495035168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6933623355904">
                <text:p>0.156933623355904</text:p>
              </table:table-cell>
              <table:table-cell office:value-type="float" office:value="10000">
                <text:p>10000</text:p>
              </table:table-cell>
              <table:table-cell office:value-type="float" office:value="0.131771919439456">
                <text:p>0.131771919439456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7120496808642">
                <text:p>0.137120496808642</text:p>
              </table:table-cell>
              <table:table-cell office:value-type="float" office:value="8000">
                <text:p>8000</text:p>
              </table:table-cell>
              <table:table-cell office:value-type="float" office:value="0.113884113553963">
                <text:p>0.113884113553963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4766369055799">
                <text:p>0.114766369055799</text:p>
              </table:table-cell>
              <table:table-cell office:value-type="float" office:value="6000">
                <text:p>6000</text:p>
              </table:table-cell>
              <table:table-cell office:value-type="float" office:value="0.0938364744862152">
                <text:p>0.093836474486215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85319208545851">
                <text:p>0.0885319208545851</text:p>
              </table:table-cell>
              <table:table-cell office:value-type="float" office:value="4000">
                <text:p>4000</text:p>
              </table:table-cell>
              <table:table-cell office:value-type="float" office:value="0.0705892376540478">
                <text:p>0.07058923765404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1926578716537">
                <text:p>0.0551926578716537</text:p>
              </table:table-cell>
              <table:table-cell office:value-type="float" office:value="2000">
                <text:p>2000</text:p>
              </table:table-cell>
              <table:table-cell office:value-type="float" office:value="0.0418492074075506">
                <text:p>0.041849207407550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8739986051218">
                <text:p>0.0328739986051218</text:p>
              </table:table-cell>
              <table:table-cell office:value-type="float" office:value="1000">
                <text:p>1000</text:p>
              </table:table-cell>
              <table:table-cell office:value-type="float" office:value="0.0236095627792779">
                <text:p>0.02360956277927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5366490350752">
                <text:p>0.0185366490350752</text:p>
              </table:table-cell>
              <table:table-cell office:value-type="float" office:value="500">
                <text:p>500</text:p>
              </table:table-cell>
              <table:table-cell office:value-type="float" office:value="0.0126957728502732">
                <text:p>0.01269577285027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95897780485856">
                <text:p>0.00795897780485856</text:p>
              </table:table-cell>
              <table:table-cell office:value-type="float" office:value="200">
                <text:p>200</text:p>
              </table:table-cell>
              <table:table-cell office:value-type="float" office:value="0.00526997203716271">
                <text:p>0.005269972037162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96212901289959">
                <text:p>0.00396212901289959</text:p>
              </table:table-cell>
              <table:table-cell office:value-type="float" office:value="100">
                <text:p>100</text:p>
              </table:table-cell>
              <table:table-cell office:value-type="float" office:value="0.00262589191414334">
                <text:p>0.00262589191414334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